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1c3a82" officeooo:paragraph-rsid="001c3a82" style:font-size-asian="14pt" style:font-size-complex="14pt"/>
    </style:style>
    <style:style style:name="P4" style:family="paragraph" style:parent-style-name="Standard">
      <style:text-properties fo:font-size="14pt" officeooo:paragraph-rsid="001c3a82" style:font-size-asian="14pt" style:font-size-complex="14pt"/>
    </style:style>
    <style:style style:name="P5" style:family="paragraph" style:parent-style-name="Standard">
      <style:text-properties fo:font-size="14pt" fo:font-style="normal" fo:font-weight="normal" officeooo:rsid="0017ba4f" officeooo:paragraph-rsid="001c3a82" style:font-size-asian="14pt" style:font-style-asian="normal" style:font-weight-asian="normal" style:font-size-complex="14pt" style:font-style-complex="normal" style:font-weight-complex="normal"/>
    </style:style>
    <style:style style:name="P6" style:family="paragraph" style:parent-style-name="Standard">
      <style:text-properties fo:font-size="14pt" fo:font-style="normal" fo:font-weight="normal" officeooo:rsid="001e9a94" officeooo:paragraph-rsid="001e9a94" style:font-size-asian="14pt" style:font-style-asian="normal" style:font-weight-asian="normal" style:font-size-complex="14pt" style:font-style-complex="normal" style:font-weight-complex="normal"/>
    </style:style>
    <style:style style:name="P7"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fo:font-weight="bold" officeooo:paragraph-rsid="001c3a82"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4pt" style:font-size-asian="24pt" style:font-size-complex="24pt"/>
    </style:style>
    <style:style style:name="P11" style:family="paragraph" style:parent-style-name="Standard" style:list-style-name="L1">
      <style:text-properties fo:font-size="14pt" fo:font-weight="bold" officeooo:rsid="001c3a82" officeooo:paragraph-rsid="001c3a82" style:font-size-asian="14pt" style:font-weight-asian="bold" style:font-size-complex="14pt" style:font-weight-complex="bold"/>
    </style:style>
    <style:style style:name="P12" style:family="paragraph" style:parent-style-name="Standard" style:list-style-name="L1">
      <style:text-properties fo:font-size="14pt" officeooo:paragraph-rsid="001c3a82" style:font-size-asian="14pt" style:font-size-complex="14pt"/>
    </style:style>
    <style:style style:name="P13" style:family="paragraph" style:parent-style-name="Standard" style:list-style-name="L1">
      <style:text-properties fo:font-size="14pt" officeooo:rsid="001c3a82" officeooo:paragraph-rsid="001c3a82" style:font-size-asian="14pt" style:font-size-complex="14pt"/>
    </style:style>
    <style:style style:name="P14" style:family="paragraph" style:parent-style-name="Standard">
      <style:text-properties fo:font-size="14pt" officeooo:paragraph-rsid="001f2eef" style:font-size-asian="14pt" style:font-size-complex="14pt"/>
    </style:style>
    <style:style style:name="P15" style:family="paragraph" style:parent-style-name="Standard" style:list-style-name="L2">
      <style:text-properties fo:font-size="14pt" fo:font-style="normal" fo:font-weight="bold" officeooo:rsid="001e9a94" officeooo:paragraph-rsid="001e9a94"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normal" officeooo:rsid="001e9a94" officeooo:paragraph-rsid="001e9a94"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01f2eef" officeooo:paragraph-rsid="001f2eef"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italic" style:text-underline-style="solid" style:text-underline-width="auto" style:text-underline-color="font-color" fo:font-weight="bold" officeooo:rsid="001f2eef" officeooo:paragraph-rsid="001f2eef" style:font-size-asian="14pt" style:font-style-asian="italic" style:font-weight-asian="bold" style:font-size-complex="14pt" style:font-style-complex="italic" style:font-weight-complex="bold"/>
    </style:style>
    <style:style style:name="P19" style:family="paragraph" style:parent-style-name="Standard">
      <style:paragraph-properties fo:text-align="center" style:justify-single-word="false"/>
      <style:text-properties fo:font-size="20pt" fo:font-weight="bold" officeooo:paragraph-rsid="001f2eef" style:font-size-asian="20pt" style:font-weight-asian="bold" style:font-size-complex="20pt" style:font-weight-complex="bold"/>
    </style:style>
    <style:style style:name="T1" style:family="text">
      <style:text-properties officeooo:rsid="0017ba4f"/>
    </style:style>
    <style:style style:name="T2" style:family="text">
      <style:text-properties officeooo:rsid="001c3a82"/>
    </style:style>
    <style:style style:name="T3" style:family="text">
      <style:text-properties fo:font-weight="normal" style:font-weight-asian="normal" style:font-weight-complex="normal"/>
    </style:style>
    <style:style style:name="T4" style:family="text">
      <style:text-properties fo:font-weight="normal" officeooo:rsid="001c3a82"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c3a82" style:font-weight-asian="bold" style:font-weight-complex="bold"/>
    </style:style>
    <style:style style:name="T7" style:family="text">
      <style:text-properties officeooo:rsid="001f2eef"/>
    </style:style>
    <style:style style:name="T8"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eataxe-64<text:span text:style-name="T1"> <text:s/>Chopping in mmul</text:span></text:p>
      <text:p text:style-name="P10">Richard Parker <text:span text:style-name="T1">28</text:span>.<text:span text:style-name="T1">3</text:span>.201<text:span text:style-name="T1">9</text:span></text:p>
      <text:p text:style-name="P1"/>
      <text:p text:style-name="P8">Section 1 – Introduction</text:p>
      <text:p text:style-name="P2"/>
      <text:p text:style-name="P3">This document discusses the problems of chopping matrices in mmul for the purposes of using multiple cores for a (naive) matrix multiplication.</text:p>
      <text:p text:style-name="P3"/>
      <text:p text:style-name="P3">As a starting point, here is a list of the considerations.</text:p>
      <text:p text:style-name="P3"/>
      <text:list xml:id="list5610869410446077008" text:style-name="L1">
        <text:list-item>
          <text:p text:style-name="P11">Strassen<text:span text:style-name="T3">. <text:s/>The dimensions should mainly be divisible by a moderate power of two, so that Strassen techniques get applied inside the SLAB module.</text:span></text:p>
        </text:list-item>
        <text:list-item>
          <text:p text:style-name="P11">Concurrency<text:span text:style-name="T3">. <text:s/>The method choosen must chop into enough pieces to make good use of the number of available threads.</text:span></text:p>
        </text:list-item>
        <text:list-item>
          <text:p text:style-name="P11">Jitter and load balancing<text:span text:style-name="T3">. <text:s/>The matrix should be chopped into considerably more pieces than there are threads, so that there is work to do for all the threads for most of the time, even if the run-time of some jobs is surprisingly long compared to others.</text:span></text:p>
        </text:list-item>
        <text:list-item>
          <text:p text:style-name="P12"><text:span text:style-name="T6">Roughly Square</text:span><text:span text:style-name="T4">. <text:s/>The pieces should all be roughly square, so that none of the format conversions takes an unreasonable proportion of the time.</text:span></text:p>
        </text:list-item>
        <text:list-item>
          <text:p text:style-name="P11">Particularly good shapes<text:span text:style-name="T3">. <text:s/>The mmul routine will eventually be driven, for the largest matrices, by a version of fMultiply that chops on disk, and is therefore at some liberty to chose the sizes and shapes well.</text:span></text:p>
        </text:list-item>
        <text:list-item>
          <text:p text:style-name="P11">Large slabs<text:span text:style-name="T3">. <text:s/>The larger the slabs are, the smaller the proportion of time spent on the format conversions, or the larger the number of levels of Strassen that can be used.</text:span></text:p>
        </text:list-item>
        <text:list-item>
          <text:p text:style-name="P11">Memory footprint<text:span text:style-name="T3">. <text:s/>The method chosen must fit all the computations within the allowable memory.</text:span></text:p>
        </text:list-item>
        <text:list-item>
          <text:p text:style-name="P11">Padding is allowed<text:span text:style-name="T3">. <text:s/>To facilitate Strassen, it may often be sensible to add a few extra zero rows and/or columns to allow the "tiled" addition and subtraction to be used.</text:span></text:p>
        </text:list-item>
        <text:list-item>
          <text:p text:style-name="P11">It must come up with an answer<text:span text:style-name="T3">. <text:s/>A selection of sizes in all three dimensions must be chosen that adds up to at least the dimension of the input.</text:span></text:p>
        </text:list-item>
        <text:list-item>
          <text:p text:style-name="P13"><text:span text:style-name="T5">It must choose strategy and priority</text:span><text:span text:style-name="T3">. <text:s/>The memory footprint, jitter and concurrency are all affected by strategy and priority assignments.</text:span></text:p>
        </text:list-item>
        <text:list-item>
          <text:p text:style-name="P11">The number of accumulators and buffering may need to be chosen<text:span text:style-name="T3">. Depending on the strategy chosen, there are other details that may be needed.</text:span></text:p>
        </text:list-item>
      </text:list>
      <text:p text:style-name="P5"/>
      <text:p text:style-name="P5"/>
      <text:p text:style-name="P5"/>
      <text:p text:style-name="P5"/>
      <text:p text:style-name="P9"><text:soft-page-break/>Section <text:span text:style-name="T2">2</text:span> – In<text:span text:style-name="T2">itial analysis.</text:span></text:p>
      <text:p text:style-name="P4"/>
      <text:p text:style-name="P6">The input variables to the mmul procedure consist of . . .</text:p>
      <text:p text:style-name="P6"/>
      <text:list xml:id="list3497028162609636734" text:style-name="L2">
        <text:list-item>
          <text:p text:style-name="P15">nora<text:span text:style-name="T3"> the number of rows of matrices A/C</text:span></text:p>
        </text:list-item>
        <text:list-item>
          <text:p text:style-name="P15">noca<text:span text:style-name="T3"> the number columns of matrix A/rows of B</text:span></text:p>
        </text:list-item>
        <text:list-item>
          <text:p text:style-name="P15">nocb<text:span text:style-name="T3"> the number of columns of matrices B/C.</text:span></text:p>
        </text:list-item>
        <text:list-item>
          <text:p text:style-name="P15">threads<text:span text:style-name="T3"> the specified number of threads running</text:span></text:p>
        </text:list-item>
        <text:list-item>
          <text:p text:style-name="P15">megabytes<text:span text:style-name="T3"> the specified amount of memory available</text:span></text:p>
        </text:list-item>
        <text:list-item>
          <text:p text:style-name="P15">maxchop<text:span text:style-name="T3"> the maximum allowed chops to do</text:span></text:p>
        </text:list-item>
        <text:list-item>
          <text:p text:style-name="P15">cauldron<text:span text:style-name="T3"> the number of columns in a cauldron</text:span></text:p>
        </text:list-item>
        <text:list-item>
          <text:p text:style-name="P15">alcove<text:span text:style-name="T3"> the number of rows/columns in an alcove</text:span></text:p>
        </text:list-item>
        <text:list-item>
          <text:p text:style-name="P15">recbox<text:span text:style-name="T3"> the number of rows in a recommended box</text:span></text:p>
        </text:list-item>
      </text:list>
      <text:p text:style-name="P6"/>
      <text:p text:style-name="P6"/>
      <text:p text:style-name="P19">Section <text:span text:style-name="T7">3</text:span> – <text:span text:style-name="T7">M3Chop routines.</text:span></text:p>
      <text:p text:style-name="P14"/>
      <text:p text:style-name="P17">The ultimate objective of the chopping algorithms is to determine the contents of the various M3 objects used by M3Read and M3Write.</text:p>
      <text:p text:style-name="P17"/>
      <text:p text:style-name="P18">TBD<text:span text:style-name="T8"> this structure needs to be upgraded to allow for padding, both at the right and <text:s/>at the bottom, so that Strassen can work in a "Tiled" fashion - doing the adds of quarters of the matrix without needing to move data to get the sizes to match.</text:span></text:p>
      <text:p text:style-name="P17"/>
      <text:p text:style-name="P17">typedef struct</text:p>
      <text:p text:style-name="P17">{</text:p>
      <text:p text:style-name="P17"><text:s text:c="4"/>char * fn; <text:s text:c="14"/>// A</text:p>
      <text:p text:style-name="P17"><text:s text:c="4"/>int silent; <text:s text:c="13"/>// A</text:p>
      <text:p text:style-name="P17"><text:s text:c="4"/>uint64_t fdef; <text:s text:c="10"/>// B</text:p>
      <text:p text:style-name="P17"><text:s text:c="4"/>uint64_t nor; <text:s text:c="11"/>// B</text:p>
      <text:p text:style-name="P17"><text:s text:c="4"/>uint64_t noc; <text:s text:c="11"/>// B</text:p>
      <text:p text:style-name="P17"><text:s text:c="4"/>MOJ fmoj; <text:s text:c="15"/>// C</text:p>
      <text:p text:style-name="P17"><text:s text:c="4"/>uint64_t r; <text:s text:c="13"/>// D</text:p>
      <text:p text:style-name="P17"><text:s text:c="4"/>uint64_t c; <text:s text:c="13"/>// D</text:p>
      <text:p text:style-name="P17"><text:s text:c="4"/>uint64_t * rnor; <text:s text:c="8"/>// D</text:p>
      <text:p text:style-name="P17"><text:s text:c="4"/>uint64_t * cnoc; <text:s text:c="8"/>// D</text:p>
      <text:p text:style-name="P17"><text:s text:c="4"/>MOJ ** m; <text:s text:c="15"/>// E</text:p>
      <text:p text:style-name="P17"><text:s text:c="4"/>MOJ fl; <text:s text:c="17"/>// F</text:p>
      <text:p text:style-name="P17"/>
      <text:p text:style-name="P17">} M3S;</text:p>
      <text:p text:style-name="P17">typedef M3S * M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3-28T02:11:01.715422226</dc:date>
    <meta:editing-duration>P1DT2H54M8S</meta:editing-duration>
    <meta:editing-cycles>151</meta:editing-cycles>
    <meta:generator>LibreOffice/5.1.6.2$Linux_X86_64 LibreOffice_project/10m0$Build-2</meta:generator>
    <meta:printed-by>User </meta:printed-by>
    <meta:print-date>2012-08-06T12:45:35</meta:print-date>
    <meta:document-statistic meta:table-count="0" meta:image-count="0" meta:object-count="0" meta:page-count="2" meta:paragraph-count="46" meta:word-count="580" meta:character-count="3350" meta:non-whitespace-character-count="2625"/>
  </office:meta>
</office:document-meta>
</file>